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Standard/DialogoExigencia.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_20__28_user_29_">
      <style:paragraph-properties fo:text-align="center" style:justify-single-word="false"/>
    </style:style>
    <style:style style:name="P2" style:family="paragraph" style:parent-style-name="Header_20__28_user_29_">
      <style:paragraph-properties fo:text-align="center" style:justify-single-word="false"/>
      <style:text-properties style:font-name="Arial" fo:font-size="9pt" style:font-size-asian="9pt" style:language-asian="pt" style:country-asian="BR" style:font-name-complex="Arial" style:font-size-complex="9pt"/>
    </style:style>
    <style:style style:name="P3" style:family="paragraph" style:parent-style-name="Standard">
      <style:paragraph-properties fo:line-height="100%" fo:hyphenation-ladder-count="no-limit" style:text-autospace="none" style:vertical-align="auto"/>
      <style:text-properties fo:hyphenate="true" fo:hyphenation-remain-char-count="2" fo:hyphenation-push-char-count="2"/>
    </style:style>
    <style:style style:name="P4" style:family="paragraph" style:parent-style-name="Standard">
      <style:paragraph-properties fo:line-height="100%" fo:text-align="center" style:justify-single-word="false"/>
      <style:text-properties style:font-size-complex="12pt"/>
    </style:style>
    <style:style style:name="P5" style:family="paragraph" style:parent-style-name="Standard">
      <style:paragraph-properties fo:line-height="100%" fo:hyphenation-ladder-count="no-limit" style:text-autospace="none" style:vertical-align="auto"/>
      <style:text-properties style:font-size-complex="12pt" fo:hyphenate="true" fo:hyphenation-remain-char-count="2" fo:hyphenation-push-char-count="2"/>
    </style:style>
    <style:style style:name="P6" style:family="paragraph" style:parent-style-name="Standard">
      <style:paragraph-properties fo:line-height="100%" fo:text-align="start" style:justify-single-word="false"/>
      <style:text-properties officeooo:paragraph-rsid="0029ca21" style:font-size-complex="12pt"/>
    </style:style>
    <style:style style:name="P7" style:family="paragraph" style:parent-style-name="Standard">
      <style:paragraph-properties fo:line-height="100%" fo:text-align="center" style:justify-single-word="false"/>
      <style:text-properties officeooo:rsid="00135b5b" officeooo:paragraph-rsid="00135b5b" style:font-size-complex="12pt"/>
    </style:style>
    <style:style style:name="P8" style:family="paragraph" style:parent-style-name="Standard">
      <style:paragraph-properties fo:line-height="100%" fo:text-align="center" style:justify-single-word="false"/>
      <style:text-properties fo:font-weight="bold" style:font-weight-asian="bold" style:font-size-complex="12pt"/>
    </style:style>
    <style:style style:name="P9" style:family="paragraph" style:parent-style-name="Standard">
      <style:paragraph-properties fo:line-height="100%" fo:text-align="start" style:justify-single-word="false"/>
      <style:text-properties fo:font-weight="bold" style:font-weight-asian="bold" style:font-weight-complex="bold"/>
    </style:style>
    <style:style style:name="P10" style:family="paragraph" style:parent-style-name="Standard">
      <style:paragraph-properties fo:line-height="100%" fo:text-align="center" style:justify-single-word="false"/>
      <style:text-properties fo:text-transform="uppercase" style:text-underline-style="solid" style:text-underline-width="auto" style:text-underline-color="font-color" style:font-size-complex="12pt"/>
    </style:style>
    <style:style style:name="P11" style:family="paragraph" style:parent-style-name="Default">
      <style:paragraph-properties fo:line-height="100%" fo:text-align="center" style:justify-single-word="false"/>
    </style:style>
    <style:style style:name="P12" style:family="paragraph" style:parent-style-name="Default">
      <style:paragraph-properties fo:line-height="100%" fo:text-align="justify" style:justify-single-word="false"/>
    </style:style>
    <style:style style:name="P13" style:family="paragraph" style:parent-style-name="Default">
      <style:paragraph-properties fo:line-height="100%" fo:text-align="center" style:justify-single-word="false"/>
      <style:text-properties fo:font-weight="bold" style:font-weight-asian="bold"/>
    </style:style>
    <style:style style:name="P14" style:family="paragraph" style:parent-style-name="Default">
      <style:paragraph-properties fo:line-height="100%" fo:text-align="center" style:justify-single-word="false"/>
      <style:text-properties fo:font-weight="bold" style:font-weight-asian="bold" style:font-size-complex="12pt"/>
    </style:style>
    <style:style style:name="P15" style:family="paragraph" style:parent-style-name="Default">
      <style:paragraph-properties fo:line-height="100%" fo:text-align="center" style:justify-single-word="false"/>
      <style:text-properties officeooo:rsid="00135b5b" officeooo:paragraph-rsid="00135b5b"/>
    </style:style>
    <style:style style:name="P16" style:family="paragraph" style:parent-style-name="Default">
      <style:paragraph-properties fo:margin-left="0cm" fo:margin-right="0cm" fo:line-height="100%" fo:text-align="justify" style:justify-single-word="false" fo:text-indent="2.501cm" style:auto-text-indent="false"/>
      <style:text-properties fo:color="#000000"/>
    </style:style>
    <style:style style:name="P17" style:family="paragraph" style:parent-style-name="Default" style:master-page-name="Standard">
      <style:paragraph-properties fo:line-height="100%" fo:text-align="center" style:justify-single-word="false" style:page-number="auto"/>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size-complex="12pt"/>
    </style:style>
    <style:style style:name="T3" style:family="text">
      <style:text-properties fo:font-weight="bold" officeooo:rsid="001b626a" style:font-weight-asian="bold"/>
    </style:style>
    <style:style style:name="T4" style:family="text">
      <style:text-properties fo:color="#000000"/>
    </style:style>
    <style:style style:name="T5" style:family="text">
      <style:text-properties fo:color="#000000" fo:font-weight="bold" style:font-weight-asian="bold"/>
    </style:style>
    <style:style style:name="T6" style:family="text">
      <style:text-properties style:font-size-complex="12pt"/>
    </style:style>
    <style:style style:name="T7" style:family="text">
      <style:text-properties officeooo:rsid="00135b5b" style:font-size-complex="12pt"/>
    </style:style>
    <style:style style:name="T8" style:family="text">
      <style:text-properties officeooo:rsid="0014a648" style:font-size-complex="12pt"/>
    </style:style>
    <style:style style:name="T9" style:family="text">
      <style:text-properties officeooo:rsid="0016c3a7" style:font-size-complex="12pt"/>
    </style:style>
    <style:style style:name="T10" style:family="text">
      <style:text-properties fo:font-style="italic" style:font-style-asian="italic" style:font-size-complex="12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Endereco"/>
        <text:user-field-decl office:value-type="string" office:string-value="" text:name="LocalTrabalho"/>
        <text:user-field-decl office:value-type="string" office:string-value="" text:name="Beneficio"/>
      </text:user-field-decls>
      <text:p text:style-name="P17"/>
      <text:p text:style-name="P13">ANEXO I </text:p>
      <text:p text:style-name="P11"><text:span text:style-name="T3">Memorando Circular</text:span><text:span text:style-name="T1"> Conjunto nº 58 /DIRBEN/DIRAT/DIRSAT/PFE/INSS, de 16/</text:span><text:span text:style-name="T5">11</text:span><text:span text:style-name="T1">/2016</text:span></text:p>
      <text:p text:style-name="P13">Ação Civil Pública nº 5044874-22.2013.4.04.7100-RS</text:p>
      <text:p text:style-name="P13"/>
      <text:p text:style-name="P3"><text:span text:style-name="T2"><text:tab/><text:tab/></text:span><text:span text:style-name="T6">Comunicamos que, na análise do benefício assistencial nº </text:span><text:span text:style-name="T8"><text:user-field-get text:name="Beneficio"/></text:span><text:span text:style-name="T6">, constatou-se que a renda </text:span><text:span text:style-name="T10">per capita</text:span><text:span text:style-name="T6"> familiar é igual ou superior a 1/4 do </text:span><text:span text:style-name="T9">salário-mínimo</text:span><text:span text:style-name="T6">.</text:span></text:p>
      <text:p text:style-name="P5"/>
      <text:p text:style-name="P12"><text:tab/><text:tab/>O(a) Sr(a) poderá ter seu pedido reanalisado com fundamento na decisão proferida na<text:span text:style-name="T1"> </text:span>Ação Civil Pública nº 5044874-22.2013.4.04.7100-RS se, no prazo de 30 (trinta) dias, prorrogável por igual período mediante justificativa fundamentada, apresentar documentos que comprovem as despesas feitas em razão de sua deficiência, incapacidade ou idade avançada, com:</text:p>
      <text:p text:style-name="P12"/>
      <text:p text:style-name="P16">a) medicamentos: comprovação de prescrição médica e comprovação do valor mensal gasto;</text:p>
      <text:p text:style-name="P16">b) alimentação especial: comprovação de prescrição médica e comprovação de valor mensal gasto; </text:p>
      <text:p text:style-name="P16">c) fraldas descartáveis: comprovação do valor mensal gasto;</text:p>
      <text:p text:style-name="P16">d) consultas na área de saúde (com profissionais de toda área de saúde): comprovação do valor mensal gasto.</text:p>
      <text:p text:style-name="P16"/>
      <text:p text:style-name="P12"><text:span text:style-name="T4"><text:tab/><text:tab/>Além da comprovação das despesas o(a) Sr(a) deverá demonstrar, documentalmente, que requereu e teve a prestação negada </text:span>por órgão da rede pública de saúde com atribuição para fornecimento dos medicamentos, da alimentação especial, das fraldas descartáveis e das consultas na área de saúde, do seu domicílio.</text:p>
      <text:p text:style-name="P12"/>
      <text:p text:style-name="P12"/>
      <text:p text:style-name="P12"/>
      <text:p text:style-name="P15">Belo Horizonte, <text:date style:data-style-name="N76" text:date-value="2017-05-28T19:51:54.210999920">28 de maio de 2017</text:date></text:p>
      <text:p text:style-name="P14"/>
      <text:p text:style-name="P8"/>
      <text:p text:style-name="P10">________________________________</text:p>
      <text:p text:style-name="P4"><text:creator>Douglas Rodrigues de Almeida</text:creator></text:p>
      <text:p text:style-name="P7">Mat: <text:sender-position text:fixed="false">1536731</text:sender-position></text:p>
      <text:p text:style-name="P4"/>
      <text:p text:style-name="P4"/>
      <text:p text:style-name="P9"><text:span text:style-name="T6">Agência da Previdência Social: </text:span><text:span text:style-name="T7"><text:user-field-get text:name="LocalTrabalho"/></text:span></text:p>
      <text:p text:style-name="P6">Endereço: <text:user-field-get text:name="Endere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text-align="justify"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paragraph-properties style:line-height-at-least="0.176cm" fo:orphans="2" fo:widows="2" fo:hyphenation-ladder-count="no-limit" style:text-autospace="none" style:vertical-align="baseline"/>
      <style:text-properties fo:color="#000000" style:font-name="Times New Roman" fo:font-family="'Times New Roman'" style:font-family-generic="roman" style:font-pitch="variable" fo:font-size="12pt" fo:language="pt" fo:country="BR" style:letter-kerning="tru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onteúdo_20_de_20_tabela" style:display-name="Conteúdo de tabela" style:family="paragraph" style:parent-style-name="Standard">
      <style:paragraph-properties text:number-lines="false" text:line-number="0"/>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_28_user_29_" style:display-name="Header (user)" style:family="paragraph" style:parent-style-name="Standard">
      <style:paragraph-properties fo:line-height="100%" fo:text-align="start" style:justify-single-word="false">
        <style:tab-stops>
          <style:tab-stop style:position="7.5cm" style:type="center"/>
          <style:tab-stop style:position="15cm" style:type="right"/>
        </style:tab-stops>
      </style:paragraph-properties>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nte_20_parág._20_padrão" style:display-name="Fonte parág. padrão" style:family="text"/>
    <style:style style:name="Cabeçalho_20_Char" style:display-name="Cabeçalho Char" style:family="text" style:parent-style-name="Fonte_20_parág._20_padrão">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Rodapé_20_Char" style:display-name="Rodapé Char" style:family="text" style:parent-style-name="Fonte_20_parág._20_padrão">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letter-kerning="true"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8_user_29_">
      <style:paragraph-properties fo:text-align="center" style:justify-single-word="false"/>
    </style:style>
    <style:style style:name="MP2" style:family="paragraph" style:parent-style-name="Header_20__28_user_29_">
      <style:paragraph-properties fo:text-align="center" style:justify-single-word="false"/>
      <style:text-properties style:font-name="Arial" fo:font-size="9pt" style:font-size-asian="9pt" style:language-asian="pt" style:country-asian="BR" style:font-name-complex="Arial" style:font-size-complex="9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page-layout>
  </office:automatic-styles>
  <office:master-styles>
    <style:master-page style:name="Standard" style:page-layout-name="Mpm1">
      <style:header>
        <text:p text:style-name="MP1"><draw:frame draw:style-name="Mfr1" draw:name="figuras2" text:anchor-type="as-char" svg:width="2.037cm" svg:height="2.037cm" draw:z-index="0"><draw:image xlink:href="Pictures/10000000000000F0000000F013D63E61E3BDED3E.png" xlink:type="simple" xlink:show="embed" xlink:actuate="onLoad"/></draw:frame></text:p>
        <text:p text:style-name="MP1"/>
        <text:p text:style-name="MP2">INSTITUTO NACIONAL DO SEGURO SOCIAL</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ange Stein - INSSDF</meta:initial-creator>
    <meta:creation-date>2016-11-16T18:21:00</meta:creation-date>
    <dc:creator>Douglas Rodrigues de Almeida</dc:creator>
    <dc:date>2017-05-28T19:51:53.295000000</dc:date>
    <meta:print-date>2016-10-31T11:05:00</meta:print-date>
    <meta:editing-cycles>29</meta:editing-cycles>
    <meta:editing-duration>PT1H9M58S</meta:editing-duration>
    <meta:generator>LibreOffice/5.3.3.2$Windows_X86_64 LibreOffice_project/3d9a8b4b4e538a85e0782bd6c2d430bafe583448</meta:generator>
    <dc:description>Integrante do Modelos de Documentos 2017</dc:description>
    <dc:title>Carta de Exigência do BPC (ACP)</dc:title>
    <meta:document-statistic meta:table-count="0" meta:image-count="1" meta:object-count="0" meta:page-count="1" meta:paragraph-count="18" meta:word-count="209" meta:character-count="1481" meta:non-whitespace-character-count="1279"/>
    <meta:user-defined meta:name="Versão">2.0</meta:user-defined>
  </office:meta>
</office:document-meta>
</file>

<file path=Basic/Standard/Modulo.xml><?xml version="1.0" encoding="utf-8"?>
<!DOCTYPE module  PUBLIC '-//OpenOffice.org//DTD OfficeDocument 1.0//EN'  'module.dtd'>
<script:module xmlns:script="http://openoffice.org/2000/script" script:name="Modulo" script:language="StarBasic" script:moduleType="normal">REM  *****  BASIC  *****

Dim Dlg As Object

Type DadosPericia
	APSEmitente as String
	APSEndereco as String
	Beneficio as String
end type

Sub InicializarArrays(ByVal APSNome() as String, ByVal APSEndereco() as String)
	APSNome(0) = "APS Belo Horizonte Barreiro"
    APSNome(1) = "APS Belo Horizonte Calafate"
    APSNome(2) = "APS Belo Horizonte Floresta"
    APSNome(3) = "APS Belo Horizonte Oeste"
    APSNome(4) = "APS Belo Horizonte Padre Eustáquio"
    APSNome(5) = "APS Belo Horizonte Santa Efigênia"
    APSNome(6) = "APS Belo Horizonte Sul"
    APSNome(7) = "APS Belo Horizonte Venda Nova"
    APSNome(8) = "APS Acordos Internacionais Belo Horizonte"
    APSNome(9) = "APS Atendimento à Demandas Judiciais Belo Horizonte"
    APSEndereco(0) = "Av. Tito Fulgêncio, 104 - B. Jardim Industrial - Belo Horizonte/MG"
    APSEndereco(1) = "R. Padre Eustáquio, 1831, Térreo - B. Padre Eustáquio - Belo Horizonte/MG"
    APSEndereco(2) = "R. Pitangui, 2052 - B. Sagrada Família - Belo Horizonte/MG"
    APSEndereco(3) = "R. Espírito Santo, 54 - B. Centro - Belo Horizonte/MG"
    APSEndereco(4) = "R. Padre Eustáquio, 1831, 2º andar - B. Padre Eustáquio - Belo Horizonte/MG"
    APSEndereco(5) = "R. Tupinambás, 361 - B. Centro - Belo Horizonte/MG"
    APSEndereco(6) = "R. Guaicurus, 312, 2º andar - B. Centro - Belo Horizonte/MG"
    APSEndereco(7) = "R. Padre Pedro Pinto, 422, lj 1 - B. São Pedro - Belo Horizonte/MG"
    APSEndereco(8) = "Av. Amazonas, 266, 9º andar - B. Centro - Belo Horizonte/MG"
    APSEndereco(9) = "Av. Amazonas, 266, 9º andar - B. Centro - Belo Horizonte/MG"
End Sub

Sub AlterarDocumento(Dados as DadosExigencia)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Endereco") then
        	  oTextfieldMaster.Content = Dados.Endereco
	       elseif oTextfieldMaster.InstanceName =("com.sun.star.text.fieldmaster.User.Beneficio") then 
	          oTextfieldMaster.Content = Dados.Beneficio
	       elseif oTextfieldMaster.InstanceName =("com.sun.star.text.fieldmaster.User.LocalTrabalho") then
	       	  LocalTrabalho = Replace(Dados.APSEmitente, "APS", "Agência da Previdência Social: ")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nd if
       end if
    wend
End Sub

Sub BotaoDicaClicar
    Dim Msg as String
    Msg = "Dica para automatizar seu nome e matrícula" + Chr(13) + Chr(13)
    Msg = Msg + "Para exibir seu nome e sua matrícula automaticamente, abra uma janela separada do LibreOffice, clique no menu Ferramentas e vá para Opções." + Chr(13)
    Msg = Msg + "Digite seu nome completo no campo Nome e sua matrícula no campo Cargo. Clique em OK para salvar."
	MsgBox(Msg, 0+32, "Dica")
End Sub

Sub Imprimir
   GlobalScope.BasicLibraries.LoadLibrary("Tools")
   DispatchSlot(5504)
End Sub

Sub PreencherListBox(Lista() as String, ListBox as Object, SelectedID as Integer)
	Dim i, j as Integer

	for i = LBound(Lista) to UBound(Lista)
		j = ListBox.getItemCount()
		ListBox.addItem(Lista(i), j)
	Next i
	ListBox.selectItemPos(SelectedID, True)
End Sub

Sub Main
	Dim APSNome(9) as String
	Dim APSEndereco(9) as String
	Dim ListBox as Object
	Dim varAPSID as Integer
	Dim varDados as DadosPericia
	Dim NovoX as Integer
	Dim NovoY as Integer

	Janela = ThisComponent.CurrentController.Frame.ContainerWindow
	Posicao = Janela.getPosSize()

	InicializarArrays(APSNome, APSEndereco)
	
	DialogLibraries.LoadLibrary("Standard")
	Dlg = CreateUnoDialog(DialogLibraries.Standard.DialogoExigencia)
	NovoX = Posicao.Width / 2 - Dlg.Size.Width / 2
	NovoY = Posicao.Height / 2 - Dlg.Size.Height / 2
	Dlg.setPosSize(NovoX, NovoY, Dlg.Size.Width, Dlg.Size.Height, 15)
	
	ListBox = Dlg.GetControl("ListaAPS")
	PreencherListBox(APSNome, ListBox, 6)

	Select Case Dlg.Execute()
	Case 1
		varAPSID = Dlg.GetControl("ListaAPS").getSelectedItemPos()
		varDados.APSEmitente = APSNome(varAPSID)
		varDados.APSEndereco = APSEndereco(varAPSID)
		varDados.Beneficio = Dlg.GetControl("editBeneficio").Text()
		if Dlg.GetControl("checNaoImprimir").State = 0 then
			bImprimir = true
		else
			bImprimir = false
		endif
		AlterarDocumento(varDados)
		if bImprimir then
			Imprimir()
		endif
	Case 0
		thisComponent.CurrentController.Frame.close(true)
		thisComponent.close(true)
	End Select
	Dlg.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oExigencia.xml><?xml version="1.0" encoding="utf-8"?>
<!DOCTYPE window  PUBLIC '-//OpenOffice.org//DTD OfficeDocument 1.0//EN'  'dialog.dtd'>
<dlg:window xmlns:dlg="http://openoffice.org/2000/dialog" xmlns:script="http://openoffice.org/2000/script" dlg:id="DialogoExigencia" dlg:left="139" dlg:top="30" dlg:width="157" dlg:height="112" dlg:closeable="true" dlg:moveable="true" dlg:title="Carta de Exigência para BPC - ACP">
  <dlg:styles>
    <dlg:style dlg:style-id="0" dlg:font-weight="150"/>
  </dlg:styles>
  <dlg:bulletinboard>
    <dlg:textfield dlg:id="TextField1" dlg:tab-index="1" dlg:left="11" dlg:top="52" dlg:width="135" dlg:height="14"/>
    <dlg:checkbox dlg:id="CheckBox1" dlg:tab-index="2" dlg:left="5" dlg:top="76" dlg:width="131" dlg:height="8" dlg:value="Não imprimir documento diretamente" dlg:checked="false"/>
    <dlg:button dlg:id="CommandButton2" dlg:tab-index="4" dlg:left="105" dlg:top="91" dlg:width="45" dlg:height="16" dlg:value="Cancelar" dlg:button-type="cancel"/>
    <dlg:titledbox dlg:style-id="0" dlg:id="FrameControl1" dlg:tab-index="5" dlg:left="5" dlg:top="2" dlg:width="146" dlg:height="28">
      <dlg:title dlg:value="Seu local de trabalho"/>
    </dlg:titledbox>
    <dlg:titledbox dlg:style-id="0" dlg:id="FrameControl2" dlg:tab-index="6" dlg:left="4" dlg:top="32" dlg:width="146" dlg:height="39">
      <dlg:title dlg:value="Dados do Benefício"/>
    </dlg:titledbox>
    <dlg:text dlg:id="Label1" dlg:tab-index="7" dlg:left="11" dlg:top="42" dlg:width="29" dlg:height="9" dlg:value="Número:"/>
    <dlg:button dlg:id="botaoDica" dlg:tab-index="8" dlg:left="4" dlg:top="91" dlg:width="16" dlg:height="14" dlg:help-text="Dica" dlg:tabstop="false" dlg:grab-focus="false">
      <script:event script:event-name="on-performaction" script:macro-name="vnd.sun.star.script:Standard.Modulo.BotaoDicaClicar?language=Basic&amp;location=document" script:language="Script"/>
    </dlg:button>
    <dlg:menulist dlg:id="listaAPS" dlg:tab-index="0" dlg:left="11" dlg:top="12" dlg:width="135" dlg:height="14" dlg:page="1" dlg:spin="true"/>
    <dlg:button dlg:id="btoOK" dlg:tab-index="3" dlg:left="57" dlg:top="91" dlg:width="45" dlg:height="16" dlg:default="true" dlg:value="OK" dlg:button-type="ok"/>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oExigen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